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it" fo:country="IT" officeooo:paragraph-rsid="001d2687"/>
    </style:style>
    <style:style style:name="P2" style:family="paragraph" style:parent-style-name="Standard">
      <style:paragraph-properties fo:text-align="center" style:justify-single-word="false"/>
      <style:text-properties fo:font-size="14pt" fo:language="it" fo:country="IT" fo:font-weight="bold" officeooo:paragraph-rsid="001e57af"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language="it" fo:country="IT" fo:font-weight="bold" officeooo:paragraph-rsid="001ef767" style:font-size-asian="12.25pt" style:font-weight-asian="bold" style:font-size-complex="14pt" style:font-weight-complex="bold"/>
    </style:style>
    <style:style style:name="P4" style:family="paragraph" style:parent-style-name="Standard">
      <style:text-properties fo:font-size="14pt" fo:language="it" fo:country="IT" fo:font-weight="bold" officeooo:paragraph-rsid="002583ea" style:font-size-asian="12.25pt" style:font-weight-asian="bold" style:font-size-complex="14pt" style:font-weight-complex="bold"/>
    </style:style>
    <style:style style:name="P5" style:family="paragraph" style:parent-style-name="Standard">
      <style:text-properties fo:font-size="14pt" fo:language="it" fo:country="IT" fo:font-weight="bold" officeooo:paragraph-rsid="0031154d" style:font-size-asian="12.25pt" style:font-weight-asian="bold" style:font-size-complex="14pt" style:font-weight-complex="bold"/>
    </style:style>
    <style:style style:name="P6" style:family="paragraph" style:parent-style-name="Standard">
      <style:text-properties fo:font-size="14pt" fo:language="it" fo:country="IT" fo:font-weight="bold" officeooo:paragraph-rsid="0063b3bc"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2pt" fo:language="it" fo:country="IT" fo:font-weight="normal" officeooo:paragraph-rsid="0020f6a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it" fo:country="IT" fo:font-weight="normal" officeooo:paragraph-rsid="00263426" style:font-size-asian="12pt" style:font-weight-asian="normal" style:font-size-complex="12pt" style:font-weight-complex="normal"/>
    </style:style>
    <style:style style:name="P9" style:family="paragraph" style:parent-style-name="Standard">
      <style:text-properties fo:font-size="12pt" fo:language="it" fo:country="IT" fo:font-weight="normal" officeooo:paragraph-rsid="0063b3bc" style:font-size-asian="12pt" style:font-weight-asian="normal" style:font-size-complex="12pt" style:font-weight-complex="normal"/>
    </style:style>
    <style:style style:name="P10" style:family="paragraph" style:parent-style-name="Standard">
      <style:text-properties fo:font-size="12pt" fo:language="it" fo:country="IT" fo:font-weight="normal" officeooo:paragraph-rsid="0065782e" style:font-size-asian="12pt" style:font-weight-asian="normal" style:font-size-complex="12pt" style:font-weight-complex="normal"/>
    </style:style>
    <style:style style:name="P11" style:family="paragraph" style:parent-style-name="Standard">
      <style:text-properties fo:font-size="12pt" fo:language="it" fo:country="IT" fo:font-weight="normal" officeooo:paragraph-rsid="0067668e" style:font-size-asian="12pt" style:font-weight-asian="normal" style:font-size-complex="12pt" style:font-weight-complex="normal"/>
    </style:style>
    <style:style style:name="P12" style:family="paragraph" style:parent-style-name="Standard">
      <style:text-properties fo:font-size="12pt" fo:language="it" fo:country="IT" fo:font-weight="normal" officeooo:paragraph-rsid="006875fc" style:font-size-asian="12pt" style:font-weight-asian="normal" style:font-size-complex="12pt" style:font-weight-complex="normal"/>
    </style:style>
    <style:style style:name="P13" style:family="paragraph" style:parent-style-name="Standard">
      <style:text-properties fo:font-size="12pt" fo:language="it" fo:country="IT" fo:font-weight="normal" officeooo:paragraph-rsid="006ab2f4" style:font-size-asian="12pt" style:font-weight-asian="normal" style:font-size-complex="12pt" style:font-weight-complex="normal"/>
    </style:style>
    <style:style style:name="P14" style:family="paragraph" style:parent-style-name="Standard">
      <style:text-properties fo:font-size="12pt" fo:language="it" fo:country="IT" fo:font-weight="normal" officeooo:paragraph-rsid="006b580a" style:font-size-asian="12pt" style:font-weight-asian="normal" style:font-size-complex="12pt" style:font-weight-complex="normal"/>
    </style:style>
    <style:style style:name="P15" style:family="paragraph" style:parent-style-name="Standard">
      <style:text-properties fo:font-size="12pt" fo:language="it" fo:country="IT" fo:font-weight="normal" officeooo:paragraph-rsid="006e23b4" style:font-size-asian="12pt" style:font-weight-asian="normal" style:font-size-complex="12pt" style:font-weight-complex="normal"/>
    </style:style>
    <style:style style:name="P16" style:family="paragraph" style:parent-style-name="Standard">
      <style:text-properties fo:font-size="12pt" fo:language="it" fo:country="IT" fo:font-weight="normal" officeooo:paragraph-rsid="0070ffd0" style:font-size-asian="12pt" style:font-weight-asian="normal" style:font-size-complex="12pt" style:font-weight-complex="normal"/>
    </style:style>
    <style:style style:name="P17" style:family="paragraph" style:parent-style-name="Standard">
      <style:text-properties fo:font-size="12pt" fo:language="it" fo:country="IT" fo:font-weight="normal" officeooo:paragraph-rsid="007213fa" style:font-size-asian="12pt" style:font-weight-asian="normal" style:font-size-complex="12pt" style:font-weight-complex="normal"/>
    </style:style>
    <style:style style:name="P18" style:family="paragraph" style:parent-style-name="Standard">
      <style:text-properties fo:font-size="12pt" fo:language="it" fo:country="IT" fo:font-weight="normal" officeooo:rsid="0088973a" officeooo:paragraph-rsid="0088973a" style:font-size-asian="12pt" style:font-weight-asian="normal" style:font-size-complex="12pt" style:font-weight-complex="normal"/>
    </style:style>
    <style:style style:name="P19" style:family="paragraph" style:parent-style-name="Standard">
      <style:text-properties fo:font-size="12pt" fo:language="it" fo:country="IT" fo:font-weight="normal" officeooo:paragraph-rsid="00263426" style:font-size-asian="10.5pt" style:font-weight-asian="normal" style:font-size-complex="12pt" style:font-weight-complex="normal"/>
    </style:style>
    <style:style style:name="P20" style:family="paragraph" style:parent-style-name="Standard">
      <style:text-properties fo:font-size="12pt" fo:language="it" fo:country="IT" fo:font-weight="normal" officeooo:paragraph-rsid="0026a2f8" style:font-size-asian="10.5pt" style:font-weight-asian="normal" style:font-size-complex="12pt" style:font-weight-complex="normal"/>
    </style:style>
    <style:style style:name="P21" style:family="paragraph" style:parent-style-name="Standard">
      <style:text-properties fo:font-size="12pt" fo:language="it" fo:country="IT" fo:font-weight="normal" officeooo:paragraph-rsid="0031154d" style:font-size-asian="10.5pt" style:font-weight-asian="normal" style:font-size-complex="12pt" style:font-weight-complex="normal"/>
    </style:style>
    <style:style style:name="P22" style:family="paragraph" style:parent-style-name="Standard">
      <style:text-properties fo:font-size="12pt" fo:language="it" fo:country="IT" fo:font-weight="normal" officeooo:paragraph-rsid="00351870" style:font-size-asian="10.5pt" style:font-weight-asian="normal" style:font-size-complex="12pt" style:font-weight-complex="normal"/>
    </style:style>
    <style:style style:name="P23" style:family="paragraph" style:parent-style-name="Standard">
      <style:text-properties fo:font-size="12pt" fo:language="it" fo:country="IT" fo:font-weight="normal" officeooo:paragraph-rsid="0036d6ec" style:font-size-asian="10.5pt" style:font-weight-asian="normal" style:font-size-complex="12pt" style:font-weight-complex="normal"/>
    </style:style>
    <style:style style:name="P24" style:family="paragraph" style:parent-style-name="Standard">
      <style:text-properties fo:font-size="12pt" fo:language="it" fo:country="IT" fo:font-weight="normal" officeooo:paragraph-rsid="003a9ca9" style:font-size-asian="10.5pt" style:font-weight-asian="normal" style:font-size-complex="12pt" style:font-weight-complex="normal"/>
    </style:style>
    <style:style style:name="P25" style:family="paragraph" style:parent-style-name="Standard">
      <style:text-properties fo:font-size="12pt" fo:language="it" fo:country="IT" fo:font-weight="normal" officeooo:paragraph-rsid="00439310" style:font-size-asian="10.5pt" style:font-weight-asian="normal" style:font-size-complex="12pt" style:font-weight-complex="normal"/>
    </style:style>
    <style:style style:name="P26" style:family="paragraph" style:parent-style-name="Standard">
      <style:text-properties fo:font-size="12pt" fo:language="it" fo:country="IT" fo:font-weight="normal" officeooo:paragraph-rsid="0046de17" style:font-size-asian="10.5pt" style:font-weight-asian="normal" style:font-size-complex="12pt" style:font-weight-complex="normal"/>
    </style:style>
    <style:style style:name="P27" style:family="paragraph" style:parent-style-name="Standard">
      <style:text-properties fo:font-size="12pt" fo:language="it" fo:country="IT" fo:font-weight="normal" officeooo:paragraph-rsid="0047d6a6" style:font-size-asian="10.5pt" style:font-weight-asian="normal" style:font-size-complex="12pt" style:font-weight-complex="normal"/>
    </style:style>
    <style:style style:name="P28" style:family="paragraph" style:parent-style-name="Standard">
      <style:text-properties fo:font-size="12pt" fo:language="it" fo:country="IT" fo:font-weight="normal" officeooo:paragraph-rsid="00591a93" style:font-size-asian="10.5pt" style:font-weight-asian="normal" style:font-size-complex="12pt" style:font-weight-complex="normal"/>
    </style:style>
    <style:style style:name="P29" style:family="paragraph" style:parent-style-name="Standard">
      <style:text-properties fo:font-size="12pt" fo:language="it" fo:country="IT" fo:font-weight="normal" officeooo:paragraph-rsid="005f0acd" style:font-size-asian="10.5pt" style:font-weight-asian="normal" style:font-size-complex="12pt" style:font-weight-complex="normal"/>
    </style:style>
    <style:style style:name="P30" style:family="paragraph" style:parent-style-name="Standard">
      <style:text-properties fo:font-size="12pt" fo:language="it" fo:country="IT" fo:font-weight="normal" officeooo:paragraph-rsid="005ff8c3" style:font-size-asian="10.5pt" style:font-weight-asian="normal" style:font-size-complex="12pt" style:font-weight-complex="normal"/>
    </style:style>
    <style:style style:name="P31" style:family="paragraph" style:parent-style-name="Standard">
      <style:text-properties fo:font-size="12pt" fo:language="it" fo:country="IT" fo:font-weight="normal" officeooo:paragraph-rsid="004e0778" style:font-size-asian="10.5pt" style:font-weight-asian="normal" style:font-size-complex="12pt" style:font-weight-complex="normal"/>
    </style:style>
    <style:style style:name="P32" style:family="paragraph" style:parent-style-name="Standard">
      <style:text-properties fo:font-size="12pt" fo:language="it" fo:country="IT" fo:font-weight="normal" officeooo:paragraph-rsid="004ec013" style:font-size-asian="10.5pt" style:font-weight-asian="normal" style:font-size-complex="12pt" style:font-weight-complex="normal"/>
    </style:style>
    <style:style style:name="P33" style:family="paragraph" style:parent-style-name="Standard">
      <style:text-properties fo:font-size="12pt" fo:language="it" fo:country="IT" fo:font-weight="bold" officeooo:paragraph-rsid="00591a93" style:font-size-asian="10.5pt" style:font-weight-asian="bold" style:font-size-complex="12pt" style:font-weight-complex="bold"/>
    </style:style>
    <style:style style:name="P34" style:family="paragraph" style:parent-style-name="Standard">
      <style:text-properties fo:font-size="12pt" fo:language="it" fo:country="IT" fo:font-weight="bold" officeooo:paragraph-rsid="003a9ca9" style:font-size-asian="10.5pt" style:font-weight-asian="bold" style:font-size-complex="12pt" style:font-weight-complex="bold"/>
    </style:style>
    <style:style style:name="P35" style:family="paragraph" style:parent-style-name="Standard">
      <style:text-properties fo:font-size="12pt" fo:language="it" fo:country="IT" fo:font-weight="bold" officeooo:paragraph-rsid="00439310" style:font-size-asian="10.5pt" style:font-weight-asian="bold" style:font-size-complex="12pt" style:font-weight-complex="bold"/>
    </style:style>
    <style:style style:name="P36" style:family="paragraph" style:parent-style-name="Standard">
      <style:text-properties fo:font-size="12pt" fo:language="it" fo:country="IT" fo:font-weight="bold" officeooo:paragraph-rsid="0047d6a6" style:font-size-asian="10.5pt" style:font-weight-asian="bold" style:font-size-complex="12pt" style:font-weight-complex="bold"/>
    </style:style>
    <style:style style:name="P37" style:family="paragraph" style:parent-style-name="Standard">
      <style:text-properties officeooo:paragraph-rsid="00263426"/>
    </style:style>
    <style:style style:name="P38" style:family="paragraph" style:parent-style-name="Standard">
      <style:text-properties fo:color="#000000" style:font-name="DejaVu Serif" fo:font-size="10.5pt" officeooo:paragraph-rsid="002847bf" style:font-name-asian="AR PL UMing HK1" style:font-size-asian="10.5pt" style:font-name-complex="Lohit Devanagari2" style:font-size-complex="10.5pt"/>
    </style:style>
    <style:style style:name="P39" style:family="paragraph" style:parent-style-name="Standard">
      <style:text-properties fo:color="#000000" style:font-name="Liberation Serif" fo:font-size="14pt" fo:language="it" fo:country="IT" fo:font-weight="bold" officeooo:paragraph-rsid="006ab2f4" style:font-size-asian="12.25pt" style:font-weight-asian="bold" style:font-size-complex="14pt" style:font-weight-complex="bold"/>
    </style:style>
    <style:style style:name="P40" style:family="paragraph" style:parent-style-name="Standard">
      <style:text-properties fo:color="#000000" style:font-name="Monospace1" fo:font-size="10pt" fo:language="it" fo:country="IT" fo:font-weight="normal" officeooo:paragraph-rsid="006875fc" style:font-size-asian="10pt" style:font-weight-asian="normal" style:font-size-complex="12pt" style:font-weight-complex="normal"/>
    </style:style>
    <style:style style:name="P41" style:family="paragraph" style:parent-style-name="Standard">
      <style:text-properties fo:color="#000000" style:font-name="Monospace1" fo:font-size="10pt" officeooo:paragraph-rsid="006875fc" style:font-size-asian="10pt"/>
    </style:style>
    <style:style style:name="P42" style:family="paragraph" style:parent-style-name="Standard">
      <style:text-properties fo:color="#000000" style:font-name="Monospace1" fo:font-size="12pt" fo:language="it" fo:country="IT" fo:font-weight="normal" officeooo:paragraph-rsid="006875fc" style:font-size-asian="12pt" style:font-weight-asian="normal" style:font-size-complex="12pt" style:font-weight-complex="normal"/>
    </style:style>
    <style:style style:name="P43" style:family="paragraph" style:parent-style-name="Standard">
      <style:text-properties officeooo:paragraph-rsid="004ec013"/>
    </style:style>
    <style:style style:name="P44" style:family="paragraph" style:parent-style-name="Standard">
      <style:text-properties officeooo:paragraph-rsid="005f0acd"/>
    </style:style>
    <style:style style:name="P45" style:family="paragraph" style:parent-style-name="Standard">
      <style:text-properties officeooo:paragraph-rsid="006875fc"/>
    </style:style>
    <style:style style:name="P46" style:family="paragraph" style:parent-style-name="Standard" style:master-page-name="Standard">
      <style:paragraph-properties style:page-number="auto"/>
      <style:text-properties fo:language="it" fo:country="IT" officeooo:paragraph-rsid="001d2687"/>
    </style:style>
    <style:style style:name="P47" style:family="paragraph" style:parent-style-name="Standard" style:list-style-name="L1">
      <style:text-properties fo:language="it" fo:country="IT" officeooo:paragraph-rsid="001d2687"/>
    </style:style>
    <style:style style:name="P48" style:family="paragraph" style:parent-style-name="Standard" style:list-style-name="L1">
      <style:text-properties fo:language="it" fo:country="IT" officeooo:rsid="008a9519" officeooo:paragraph-rsid="008a9519"/>
    </style:style>
    <style:style style:name="P49" style:family="paragraph" style:parent-style-name="Standard" style:list-style-name="L2">
      <style:text-properties officeooo:paragraph-rsid="0026a2f8"/>
    </style:style>
    <style:style style:name="P50" style:family="paragraph" style:parent-style-name="Standard" style:list-style-name="L3">
      <style:text-properties fo:color="#000000" style:font-name="DejaVu Serif" fo:font-size="10.5pt" officeooo:paragraph-rsid="002bd80e" style:font-name-asian="AR PL UMing HK1" style:font-size-asian="10.5pt" style:font-name-complex="Lohit Devanagari2" style:font-size-complex="10.5pt"/>
    </style:style>
    <style:style style:name="P51" style:family="paragraph" style:parent-style-name="Standard" style:list-style-name="L3">
      <style:text-properties fo:color="#000000" style:font-name="DejaVu Serif" fo:font-size="10.5pt" officeooo:paragraph-rsid="002847bf" style:font-name-asian="AR PL UMing HK1" style:font-size-asian="10.5pt" style:font-name-complex="Lohit Devanagari2" style:font-size-complex="10.5pt"/>
    </style:style>
    <style:style style:name="P52" style:family="paragraph" style:parent-style-name="Standard" style:list-style-name="L4">
      <style:text-properties fo:color="#000000" style:font-name="DejaVu Serif" fo:font-size="10.5pt" officeooo:paragraph-rsid="002bd80e" style:font-name-asian="AR PL UMing HK1" style:font-size-asian="10.5pt" style:font-name-complex="Lohit Devanagari2" style:font-size-complex="10.5pt"/>
    </style:style>
    <style:style style:name="P53" style:family="paragraph" style:parent-style-name="Standard" style:list-style-name="L5">
      <style:text-properties fo:color="#000000" style:font-name="DejaVu Serif" fo:font-size="10.5pt" officeooo:paragraph-rsid="002847bf" style:font-name-asian="AR PL UMing HK1" style:font-size-asian="10.5pt" style:font-name-complex="Lohit Devanagari2" style:font-size-complex="10.5pt"/>
    </style:style>
    <style:style style:name="P54" style:family="paragraph" style:parent-style-name="Standard" style:list-style-name="L5">
      <style:text-properties fo:color="#000000" style:font-name="DejaVu Serif" fo:font-size="10.5pt" officeooo:paragraph-rsid="002f4972" style:font-name-asian="AR PL UMing HK1" style:font-size-asian="10.5pt" style:font-name-complex="Lohit Devanagari2" style:font-size-complex="10.5pt"/>
    </style:style>
    <style:style style:name="P55" style:family="paragraph" style:parent-style-name="Standard" style:list-style-name="L3">
      <style:text-properties fo:color="#000000" style:font-name="DejaVu Serif" fo:font-size="10.5pt" fo:font-weight="bold" officeooo:paragraph-rsid="002847bf" style:font-name-asian="AR PL UMing HK1" style:font-size-asian="10.5pt" style:font-weight-asian="bold" style:font-name-complex="Lohit Devanagari2" style:font-size-complex="10.5pt" style:font-weight-complex="bold"/>
    </style:style>
    <style:style style:name="P56" style:family="paragraph" style:parent-style-name="Standard" style:list-style-name="L5">
      <style:text-properties fo:color="#000000" style:font-name="DejaVu Serif" fo:font-size="10.5pt" fo:font-weight="bold" officeooo:paragraph-rsid="002847bf" style:font-name-asian="AR PL UMing HK1" style:font-size-asian="10.5pt" style:font-weight-asian="bold" style:font-name-complex="Lohit Devanagari2" style:font-size-complex="10.5pt" style:font-weight-complex="bold"/>
    </style:style>
    <style:style style:name="P57" style:family="paragraph" style:parent-style-name="Standard" style:list-style-name="L5">
      <style:text-properties fo:color="#000000" style:font-name="DejaVu Serif" fo:font-size="10.5pt" fo:language="it" fo:country="IT" fo:font-weight="normal" officeooo:paragraph-rsid="002a3813" style:font-name-asian="AR PL UMing HK1" style:font-size-asian="10.5pt" style:font-weight-asian="normal" style:font-name-complex="Lohit Devanagari2" style:font-size-complex="10.5pt" style:font-weight-complex="normal"/>
    </style:style>
    <style:style style:name="P58" style:family="paragraph" style:parent-style-name="Standard" style:list-style-name="L7">
      <style:text-properties fo:color="#000000" style:font-name="Liberation Serif" fo:font-size="12pt" fo:language="it" fo:country="IT" fo:font-weight="normal" officeooo:paragraph-rsid="003cbe07" style:font-size-asian="10.5pt" style:font-weight-asian="normal" style:font-size-complex="12pt" style:font-weight-complex="normal"/>
    </style:style>
    <style:style style:name="P59" style:family="paragraph" style:parent-style-name="Standard" style:list-style-name="L7">
      <style:text-properties fo:color="#000000" style:font-name="Liberation Serif" fo:font-size="12pt" fo:language="it" fo:country="IT" fo:font-weight="bold" officeooo:paragraph-rsid="003de583" style:font-size-asian="10.5pt" style:font-weight-asian="bold" style:font-size-complex="12pt" style:font-weight-complex="bold"/>
    </style:style>
    <style:style style:name="P60" style:family="paragraph" style:parent-style-name="Standard">
      <style:text-properties fo:color="#000000" style:font-name="Liberation Serif" fo:font-size="14pt" fo:language="it" fo:country="IT" fo:font-weight="bold" officeooo:paragraph-rsid="008c7325" style:font-size-asian="12.25pt" style:font-weight-asian="bold" style:font-size-complex="14pt" style:font-weight-complex="bold"/>
    </style:style>
    <style:style style:name="P61" style:family="paragraph" style:parent-style-name="Standard">
      <style:text-properties fo:color="#000000" style:font-name="Liberation Serif" fo:font-size="14pt" fo:language="it" fo:country="IT" fo:font-weight="bold" officeooo:rsid="008c7325" officeooo:paragraph-rsid="008c7325" style:font-size-asian="12.25pt" style:font-weight-asian="bold" style:font-size-complex="14pt" style:font-weight-complex="bold"/>
    </style:style>
    <style:style style:name="P62" style:family="paragraph" style:parent-style-name="Standard" style:list-style-name="L22">
      <style:text-properties fo:color="#000000" style:font-name="Liberation Serif" fo:font-size="14pt" fo:language="it" fo:country="IT" fo:font-weight="bold" officeooo:rsid="008c7325" officeooo:paragraph-rsid="008c7325" style:font-size-asian="12.25pt" style:font-weight-asian="bold" style:font-size-complex="14pt" style:font-weight-complex="bold"/>
    </style:style>
    <style:style style:name="P63" style:family="paragraph" style:parent-style-name="Standard">
      <style:text-properties fo:color="#000000" style:font-name="Monospace1" fo:font-size="10pt" officeooo:paragraph-rsid="008c7325" style:font-size-asian="10pt"/>
    </style:style>
    <style:style style:name="P64" style:family="paragraph" style:parent-style-name="Standard" style:list-style-name="L6">
      <style:text-properties officeooo:paragraph-rsid="00407ef0"/>
    </style:style>
    <style:style style:name="P65" style:family="paragraph" style:parent-style-name="Standard" style:list-style-name="L6">
      <style:text-properties fo:font-size="12pt" fo:language="it" fo:country="IT" fo:font-weight="normal" officeooo:paragraph-rsid="0036d6ec" style:font-size-asian="10.5pt" style:font-weight-asian="normal" style:font-size-complex="12pt" style:font-weight-complex="normal"/>
    </style:style>
    <style:style style:name="P66" style:family="paragraph" style:parent-style-name="Standard" style:list-style-name="L6">
      <style:text-properties fo:font-size="12pt" fo:language="it" fo:country="IT" fo:font-weight="normal" officeooo:paragraph-rsid="00421e38" style:font-size-asian="10.5pt" style:font-weight-asian="normal" style:font-size-complex="12pt" style:font-weight-complex="normal"/>
    </style:style>
    <style:style style:name="P67" style:family="paragraph" style:parent-style-name="Standard" style:list-style-name="L6">
      <style:text-properties fo:font-size="12pt" fo:language="it" fo:country="IT" fo:font-weight="normal" officeooo:paragraph-rsid="00407ef0" style:font-size-asian="10.5pt" style:font-weight-asian="normal" style:font-size-complex="12pt" style:font-weight-complex="normal"/>
    </style:style>
    <style:style style:name="P68" style:family="paragraph" style:parent-style-name="Standard" style:list-style-name="L7">
      <style:text-properties fo:font-size="12pt" fo:language="it" fo:country="IT" fo:font-weight="normal" officeooo:paragraph-rsid="003be67e" style:font-size-asian="10.5pt" style:font-weight-asian="normal" style:font-size-complex="12pt" style:font-weight-complex="normal"/>
    </style:style>
    <style:style style:name="P69" style:family="paragraph" style:parent-style-name="Standard" style:list-style-name="L7">
      <style:text-properties fo:font-size="12pt" fo:language="it" fo:country="IT" fo:font-weight="normal" officeooo:paragraph-rsid="003cbe07" style:font-size-asian="10.5pt" style:font-weight-asian="normal" style:font-size-complex="12pt" style:font-weight-complex="normal"/>
    </style:style>
    <style:style style:name="P70" style:family="paragraph" style:parent-style-name="Standard" style:list-style-name="L9">
      <style:text-properties fo:font-size="12pt" fo:language="it" fo:country="IT" fo:font-weight="normal" officeooo:paragraph-rsid="005c44a4" style:font-size-asian="10.5pt" style:font-weight-asian="normal" style:font-size-complex="12pt" style:font-weight-complex="normal"/>
    </style:style>
    <style:style style:name="P71" style:family="paragraph" style:parent-style-name="Standard" style:list-style-name="L10">
      <style:text-properties fo:font-size="12pt" fo:language="it" fo:country="IT" fo:font-weight="normal" officeooo:paragraph-rsid="0047f898" style:font-size-asian="10.5pt" style:font-weight-asian="normal" style:font-size-complex="12pt" style:font-weight-complex="normal"/>
    </style:style>
    <style:style style:name="P72" style:family="paragraph" style:parent-style-name="Standard" style:list-style-name="L11">
      <style:text-properties fo:font-size="12pt" fo:language="it" fo:country="IT" fo:font-weight="normal" officeooo:paragraph-rsid="0065782e" style:font-size-asian="12pt" style:font-weight-asian="normal" style:font-size-complex="12pt" style:font-weight-complex="normal"/>
    </style:style>
    <style:style style:name="P73" style:family="paragraph" style:parent-style-name="Standard" style:list-style-name="L12">
      <style:text-properties fo:font-size="12pt" fo:language="it" fo:country="IT" fo:font-weight="normal" officeooo:paragraph-rsid="006875fc" style:font-size-asian="12pt" style:font-weight-asian="normal" style:font-size-complex="12pt" style:font-weight-complex="normal"/>
    </style:style>
    <style:style style:name="P74" style:family="paragraph" style:parent-style-name="Standard" style:list-style-name="L13">
      <style:text-properties fo:font-size="12pt" fo:language="it" fo:country="IT" fo:font-weight="normal" officeooo:paragraph-rsid="006875fc" style:font-size-asian="12pt" style:font-weight-asian="normal" style:font-size-complex="12pt" style:font-weight-complex="normal"/>
    </style:style>
    <style:style style:name="P75" style:family="paragraph" style:parent-style-name="Standard" style:list-style-name="L14">
      <style:text-properties fo:font-size="12pt" fo:language="it" fo:country="IT" fo:font-weight="normal" officeooo:paragraph-rsid="006e23b4" style:font-size-asian="12pt" style:font-weight-asian="normal" style:font-size-complex="12pt" style:font-weight-complex="normal"/>
    </style:style>
    <style:style style:name="P76" style:family="paragraph" style:parent-style-name="Standard">
      <style:text-properties fo:font-size="12pt" fo:language="it" fo:country="IT" fo:font-weight="normal" officeooo:paragraph-rsid="008c7325" style:font-size-asian="12pt" style:font-weight-asian="normal" style:font-size-complex="12pt" style:font-weight-complex="normal"/>
    </style:style>
    <style:style style:name="P77" style:family="paragraph" style:parent-style-name="Standard">
      <style:text-properties fo:font-size="12pt" fo:language="it" fo:country="IT" fo:font-weight="normal" officeooo:rsid="008c7325" officeooo:paragraph-rsid="008c7325" style:font-size-asian="12pt" style:font-weight-asian="normal" style:font-size-complex="12pt" style:font-weight-complex="normal"/>
    </style:style>
    <style:style style:name="P78" style:family="paragraph" style:parent-style-name="Standard" style:list-style-name="L7">
      <style:text-properties fo:font-size="12pt" fo:language="it" fo:country="IT" fo:font-weight="bold" officeooo:paragraph-rsid="003cbe07" style:font-size-asian="10.5pt" style:font-weight-asian="bold" style:font-size-complex="12pt" style:font-weight-complex="bold"/>
    </style:style>
    <style:style style:name="P79" style:family="paragraph" style:parent-style-name="Standard" style:list-style-name="L19">
      <style:text-properties fo:font-size="12pt" fo:language="it" fo:country="IT" fo:font-weight="bold" officeooo:paragraph-rsid="008c7325" style:font-size-asian="12pt" style:font-weight-asian="bold" style:font-size-complex="12pt" style:font-weight-complex="bold"/>
    </style:style>
    <style:style style:name="P80" style:family="paragraph" style:parent-style-name="Standard" style:list-style-name="L7">
      <style:text-properties officeooo:paragraph-rsid="003cbe07"/>
    </style:style>
    <style:style style:name="P81" style:family="paragraph" style:parent-style-name="Standard" style:list-style-name="L7">
      <style:text-properties officeooo:paragraph-rsid="003de583"/>
    </style:style>
    <style:style style:name="P82" style:family="paragraph" style:parent-style-name="Standard" style:list-style-name="L8">
      <style:text-properties officeooo:paragraph-rsid="005c44a4"/>
    </style:style>
    <style:style style:name="P83" style:family="paragraph" style:parent-style-name="Standard" style:list-style-name="L8">
      <style:text-properties officeooo:paragraph-rsid="00421e38"/>
    </style:style>
    <style:style style:name="P84" style:family="paragraph" style:parent-style-name="Standard" style:list-style-name="L8">
      <style:text-properties officeooo:paragraph-rsid="0047f898"/>
    </style:style>
    <style:style style:name="P85" style:family="paragraph" style:parent-style-name="Standard" style:list-style-name="L9">
      <style:text-properties officeooo:paragraph-rsid="005c44a4"/>
    </style:style>
    <style:style style:name="P86" style:family="paragraph" style:parent-style-name="Standard" style:list-style-name="L10">
      <style:text-properties officeooo:paragraph-rsid="0047f898"/>
    </style:style>
    <style:style style:name="P87" style:family="paragraph" style:parent-style-name="Standard" style:list-style-name="L10">
      <style:text-properties fo:color="#ff0000" style:font-name="Monospace1" fo:font-size="10pt" fo:language="it" fo:country="IT" fo:font-weight="normal" officeooo:paragraph-rsid="0047f898" style:font-size-asian="10pt" style:font-weight-asian="normal" style:font-size-complex="12pt" style:font-weight-complex="normal"/>
    </style:style>
    <style:style style:name="P88" style:family="paragraph" style:parent-style-name="Standard" style:list-style-name="L13">
      <style:text-properties officeooo:paragraph-rsid="006875fc"/>
    </style:style>
    <style:style style:name="P89" style:family="paragraph" style:parent-style-name="Standard" style:list-style-name="L14">
      <style:text-properties officeooo:paragraph-rsid="0070ffd0"/>
    </style:style>
    <style:style style:name="P90" style:family="paragraph" style:parent-style-name="Standard" style:list-style-name="L15">
      <style:text-properties officeooo:paragraph-rsid="008c7325"/>
    </style:style>
    <style:style style:name="P91" style:family="paragraph" style:parent-style-name="Standard" style:list-style-name="L18">
      <style:text-properties officeooo:paragraph-rsid="008c7325"/>
    </style:style>
    <style:style style:name="P92" style:family="paragraph" style:parent-style-name="Standard" style:list-style-name="L19">
      <style:text-properties officeooo:paragraph-rsid="008c7325"/>
    </style:style>
    <style:style style:name="P93" style:family="paragraph" style:parent-style-name="Standard">
      <style:text-properties officeooo:paragraph-rsid="008c7325"/>
    </style:style>
    <style:style style:name="T1" style:family="text">
      <style:text-properties fo:font-size="12pt" fo:language="it" fo:country="IT" fo:font-weight="normal" style:font-size-asian="10.5pt" style:font-weight-asian="normal" style:font-size-complex="12pt" style:font-weight-complex="normal"/>
    </style:style>
    <style:style style:name="T2" style:family="text">
      <style:text-properties fo:font-size="12pt" fo:language="it" fo:country="IT" fo:font-weight="normal" style:font-size-asian="12pt" style:font-weight-asian="normal" style:font-size-complex="12pt" style:font-weight-complex="normal"/>
    </style:style>
    <style:style style:name="T3" style:family="text">
      <style:text-properties fo:font-size="12pt" fo:language="it" fo:country="IT" fo:font-weight="bold" style:font-size-asian="10.5pt" style:font-weight-asian="bold" style:font-size-complex="12pt" style:font-weight-complex="bold"/>
    </style:style>
    <style:style style:name="T4" style:family="text">
      <style:text-properties fo:font-size="12pt" fo:language="it" fo:country="I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8da936"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color="#000000" style:font-name="Monospace1"/>
    </style:style>
    <style:style style:name="T9" style:family="text">
      <style:text-properties fo:color="#000000" style:font-name="Monospace1" fo:font-size="10pt" style:font-size-asian="10pt"/>
    </style:style>
    <style:style style:name="T10" style:family="text">
      <style:text-properties fo:color="#000000" style:font-name="Monospace1" fo:font-size="10pt" fo:language="it" fo:country="IT" fo:font-weight="normal" style:font-size-asian="10pt" style:font-weight-asian="normal" style:font-size-complex="12pt" style:font-weight-complex="normal"/>
    </style:style>
    <style:style style:name="T11" style:family="text">
      <style:text-properties fo:color="#000000" style:font-name="Monospace1" fo:font-size="12pt" fo:language="it" fo:country="IT" fo:font-weight="normal" style:font-size-asian="10.5pt" style:font-weight-asian="normal" style:font-size-complex="12pt" style:font-weight-complex="normal"/>
    </style:style>
    <style:style style:name="T12" style:family="text">
      <style:text-properties fo:color="#000000" style:font-name="Monospace1" fo:font-size="12pt" fo:language="it" fo:country="IT" fo:font-weight="normal" style:font-size-asian="12pt" style:font-weight-asian="normal" style:font-size-complex="12pt" style:font-weight-complex="normal"/>
    </style:style>
    <style:style style:name="T13" style:family="text">
      <style:text-properties fo:color="#000000" style:font-name="Liberation Serif"/>
    </style:style>
    <style:style style:name="T14" style:family="text">
      <style:text-properties fo:color="#000000" style:font-name="Liberation Serif" fo:font-size="12pt" fo:language="it" fo:country="IT" fo:font-weight="normal" style:font-size-asian="10.5pt" style:font-weight-asian="normal" style:font-size-complex="12pt" style:font-weight-complex="normal"/>
    </style:style>
    <style:style style:name="T15" style:family="text">
      <style:text-properties fo:color="#000000" style:font-name="Liberation Serif" fo:font-size="12pt" fo:language="it" fo:country="IT" fo:font-weight="normal" style:font-size-asian="12pt" style:font-weight-asian="normal" style:font-size-complex="12pt" style:font-weight-complex="normal"/>
    </style:style>
    <style:style style:name="T16" style:family="text">
      <style:text-properties fo:color="#000000" style:font-name="Liberation Serif" fo:font-size="12pt" style:font-size-asian="12pt" style:font-size-complex="12pt"/>
    </style:style>
    <style:style style:name="T17" style:family="text">
      <style:text-properties fo:color="#000000" style:font-name="Liberation Serif" fo:font-weight="bold" style:font-weight-asian="bold" style:font-weight-complex="bold"/>
    </style:style>
    <style:style style:name="T18" style:family="text">
      <style:text-properties fo:color="#7f0055" style:font-name="Monospace1" fo:font-size="10pt" fo:language="it" fo:country="IT" fo:font-weight="bold" style:font-size-asian="10pt" style:font-weight-asian="bold" style:font-size-complex="12pt" style:font-weight-complex="normal"/>
    </style:style>
    <style:style style:name="T19" style:family="text">
      <style:text-properties fo:color="#7f0055" style:font-name="Monospace1" fo:font-size="10pt" fo:language="it" fo:country="IT" fo:font-weight="bold" style:font-size-asian="10pt" style:font-weight-asian="bold" style:font-size-complex="12pt" style:font-weight-complex="bold"/>
    </style:style>
    <style:style style:name="T20" style:family="text">
      <style:text-properties fo:color="#7f0055" style:font-name="Monospace1" fo:font-size="10pt" fo:font-weight="bold" style:font-size-asian="10pt" style:font-weight-asian="bold"/>
    </style:style>
    <style:style style:name="T21" style:family="text">
      <style:text-properties fo:color="#7f0055" style:font-name="Monospace1" fo:font-size="10pt" style:font-size-asian="10pt" style:font-size-complex="12pt" style:font-weight-complex="normal"/>
    </style:style>
    <style:style style:name="T22" style:family="text">
      <style:text-properties fo:font-weight="bold" style:font-weight-asian="bold" style:font-weight-complex="bold"/>
    </style:style>
    <style:style style:name="T23" style:family="text">
      <style:text-properties fo:color="#6a3e3e" style:font-name="Monospace1" fo:font-size="10pt" style:font-size-asian="10pt"/>
    </style:style>
    <style:style style:name="T24" style:family="text">
      <style:text-properties fo:color="#6a3e3e" style:font-name="Monospace1" fo:font-size="10pt" fo:language="it" fo:country="IT" fo:font-weight="normal" style:font-size-asian="10pt" style:font-weight-asian="normal" style:font-size-complex="12pt" style:font-weight-complex="normal"/>
    </style:style>
    <style:style style:name="T25" style:family="text">
      <style:text-properties fo:color="#ff0000" style:font-name="Liberation Serif" fo:font-size="16pt" style:font-size-asian="16pt" style:font-size-complex="16pt"/>
    </style:style>
    <style:style style:name="T26" style:family="text">
      <style:text-properties fo:color="#1a1a1a" style:font-name="Monospace1" fo:font-size="10pt" style:text-underline-style="none" style:font-size-asian="10pt"/>
    </style:style>
    <style:style style:name="T27" style:family="text">
      <style:text-properties fo:color="#0000c0" style:font-name="Monospace1" fo:font-size="10pt" style:font-size-asian="10pt"/>
    </style:style>
    <style:style style:name="T28" style:family="text">
      <style:text-properties officeooo:rsid="008c7325"/>
    </style:style>
    <style:style style:name="T29" style:family="text">
      <style:text-properties style:font-name="Monospace1" fo:font-size="10pt" fo:font-weight="normal" style:font-size-asian="10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list xml:id="list5251145199005340932" text:style-name="L1">
        <text:list-item>
          <text:p text:style-name="P47">Patterns utilizzati e loro impiego</text:p>
          <text:list>
            <text:list-item>
              <text:p text:style-name="P47">Model-View-Controller [Su Server, e su Client]</text:p>
            </text:list-item>
            <text:list-item>
              <text:p text:style-name="P47">Command [per la logica del turno, con le azioni incapsulate in oggetti (v.DesignNotebook)]</text:p>
            </text:list-item>
            <text:list-item>
              <text:p text:style-name="P47">Observer – Observable [in più occasioni, sul Server e sul Client]</text:p>
            </text:list-item>
            <text:list-item>
              <text:p text:style-name="P47">Singleton [non credo che resti un Server-wide singleton, a parte il Server stesso, cercare se c'è qualche game-wide singleton]</text:p>
            </text:list-item>
            <text:list-item>
              <text:p text:style-name="P47">Proxy (in ProxyToServer, anche se la nostra è una variante)</text:p>
            </text:list-item>
            <text:list-item>
              <text:p text:style-name="P47">State (sepolto in gamemap&gt;qdgenerator)</text:p>
            </text:list-item>
            <text:list-item>
              <text:p text:style-name="P48">Iterator - iterable</text:p>
            </text:list-item>
          </text:list>
        </text:list-item>
      </text:list>
      <text:p text:style-name="P1"/>
      <text:p text:style-name="P2">Design patterns utilizzati</text:p>
      <text:p text:style-name="P2"/>
      <text:p text:style-name="P3">1. Model-View-Controller</text:p>
      <text:p text:style-name="P7"/>
      <text:p text:style-name="P8">Model: Contiene informazioni sullo stato dell'applicazione, e le entità che ne fanno parte.</text:p>
      <text:p text:style-name="P8">Controller: Contiene la logica dell'applicazione, in base all'input ricevuto effettua modifiche sullo stato (sul Model).</text:p>
      <text:p text:style-name="P8">View: <text:s/>Gestisce l'acquisizione dell'input (che sia il Server dall'utente, o il Client dal Server)</text:p>
      <text:p text:style-name="P7"/>
      <text:p text:style-name="P37">Il pattern viene impiegato sia nella struttura del Server che in quella del client. </text:p>
      <text:p text:style-name="P37">(v. capitolo 1.1 Struttura generale - Perchè scegliere un doppio Model-View-Controller).</text:p>
      <text:p text:style-name="Standard"/>
      <text:p text:style-name="P4">2. Command</text:p>
      <text:p text:style-name="P19">Incapsula un'azione da eseguire, ponendola all'interno di un oggetto dedicato.</text:p>
      <text:p text:style-name="P20">[immagine: CommandPattern]</text:p>
      <text:p text:style-name="P19">Partecipanti: </text:p>
      <text:list xml:id="list3010438902389297688" text:style-name="L2">
        <text:list-item>
          <text:p text:style-name="P49"><text:span text:style-name="T3">Command :</text:span><text:span text:style-name="T1"> dichiara un'interfaccia per l'esecuzione di una operazione</text:span></text:p>
        </text:list-item>
        <text:list-item>
          <text:p text:style-name="P49"><text:span text:style-name="T3">ConcreteCommand :</text:span><text:span text:style-name="T1"> implementa l'interfaccia Command per eseguire una operazione; contiene il riferimento al Receiver</text:span></text:p>
        </text:list-item>
        <text:list-item>
          <text:p text:style-name="P49"><text:span text:style-name="T3">Receiver : </text:span><text:span text:style-name="T1">contiene le funzioni per eseguire le operazioni ordinate dal ConcreteCommand</text:span></text:p>
        </text:list-item>
        <text:list-item>
          <text:p text:style-name="P49"><text:span text:style-name="T3">Client:</text:span><text:span text:style-name="T1"> Crea un ConcreteCommand e gli fornisce un riferimento al receiver</text:span></text:p>
        </text:list-item>
        <text:list-item>
          <text:p text:style-name="P49"><text:span text:style-name="T3">Invoker :</text:span><text:span text:style-name="T1"> Invoca i metodi del ConcreteCommand, ordinandogli di eseguire l'azione richiesta sul Receiver</text:span></text:p>
        </text:list-item>
      </text:list>
      <text:p text:style-name="P20"/>
      <text:p text:style-name="P38">Il pattern costituisce il core della logica applicativa del turno di gioco; i ruoli delle classi nel pattern sono i seguenti:</text:p>
      <text:list xml:id="list1525959734065127304" text:style-name="L3">
        <text:list-item>
          <text:list>
            <text:list-header>
              <text:p text:style-name="P50"/>
            </text:list-header>
          </text:list>
        </text:list-item>
      </text:list>
      <text:list xml:id="list4762112272741718175" text:style-name="L4">
        <text:list-item>
          <text:p text:style-name="P52"><text:span text:style-name="T22">Command</text:span>: le interfacce:</text:p>
          <text:list>
            <text:list-item>
              <text:p text:style-name="P52">CellAction</text:p>
            </text:list-item>
            <text:list-item>
              <text:p text:style-name="P52">CardAction</text:p>
            </text:list-item>
            <text:list-item>
              <text:p text:style-name="P52">playerCommand</text:p>
            </text:list-item>
          </text:list>
          <text:p text:style-name="P52"/>
        </text:list-item>
        <text:list-item>
          <text:p text:style-name="P52"><text:span text:style-name="T22">ConcreteCommand:</text:span> </text:p>
          <text:list>
            <text:list-item>
              <text:p text:style-name="P52">implementano CellAction : </text:p>
              <text:p text:style-name="P52">GetEscapeCardAction, GetSectorCardAction, NoCellAction</text:p>
            </text:list-item>
            <text:list-item>
              <text:p text:style-name="P52">implementano CardAction : </text:p>
              <text:p text:style-name="P52">NoiseAnywhere, NoiseAnywhereWithObject, NoiseHere, NoiseHereWithObject, Silence, SilenceWithObject, Escape, CanNotEscape, DrawObjectCard</text:p>
            </text:list-item>
            <text:list-item>
              <text:p text:style-name="P52"><text:soft-page-break/>implementano ObjectCardAction: </text:p>
              <text:p text:style-name="P52">Adrenaline, Sedatives, Lights, Teleport, AttackOrder, Defense</text:p>
            </text:list-item>
          </text:list>
        </text:list-item>
      </text:list>
      <text:p text:style-name="P38"/>
      <text:list xml:id="list170936328312764" text:continue-list="list1525959734065127304" text:style-name="L3">
        <text:list-item>
          <text:p text:style-name="P55">Invoker:</text:p>
          <text:list>
            <text:list-item>
              <text:p text:style-name="P51">TurnHandler, TurnHandlerAlien, TurnHandlerHuman</text:p>
            </text:list-item>
          </text:list>
        </text:list-item>
      </text:list>
      <text:list xml:id="list4574802625426131979" text:style-name="L5">
        <text:list-item>
          <text:list>
            <text:list-header>
              <text:p text:style-name="P53"/>
            </text:list-header>
          </text:list>
        </text:list-item>
        <text:list-item>
          <text:p text:style-name="P56">Receiver:</text:p>
          <text:list>
            <text:list-item>
              <text:p text:style-name="P53">Il Player, e le sue sottoclassi Human e Alien, che contengono i metodi setter per modificare il loro stato</text:p>
            </text:list-item>
            <text:list-item>
              <text:p text:style-name="P53">La GameMap, che contiene le posizioni dei Player</text:p>
              <text:p text:style-name="P53"/>
            </text:list-item>
          </text:list>
        </text:list-item>
        <text:list-item>
          <text:p text:style-name="P56">Client</text:p>
          <text:list>
            <text:list-item>
              <text:p text:style-name="P54">UserMessagesReporter, che crea il comando Movecommand e lo ritorna all'Invoker (TurnHandler)</text:p>
            </text:list-item>
            <text:list-item>
              <text:p text:style-name="P53">TurnHandler, che crea il comando DrawObjectCard</text:p>
            </text:list-item>
            <text:list-item>
              <text:p text:style-name="P53">Le SectorCard, che creano CardActions e le ritornano </text:p>
            </text:list-item>
            <text:list-item>
              <text:p text:style-name="P57">Le ObjectCard, <text:s/>che creano ObjectCardActions e le ritornano al TurnHandler</text:p>
            </text:list-item>
          </text:list>
        </text:list-item>
      </text:list>
      <text:p text:style-name="P19"/>
      <text:p text:style-name="P5">3. Observer – Observable</text:p>
      <text:p text:style-name="P21"/>
      <text:p text:style-name="P21">Definisce un legame tra l'oggetto Publisher e uno o più oggetti Subscriber. Quando il Publisher subisce una modifica del suo stato, tutti i Subscriber ricevono la notifica e possono compiere operazioni di aggiornamento.</text:p>
      <text:p text:style-name="P21"/>
      <text:p text:style-name="P22">Partecipanti:</text:p>
      <text:p text:style-name="P22"/>
      <text:list xml:id="list3183661386466759281" text:style-name="L6">
        <text:list-item>
          <text:p text:style-name="P65"><text:span text:style-name="T22">Subject:</text:span> Provvede un'interfaccia per aggiungere o escludere degli oggetti Observer</text:p>
        </text:list-item>
        <text:list-item>
          <text:p text:style-name="P65"><text:span text:style-name="T22">Observer :</text:span> definisce un'interfaccia per effettuare l'aggiornamento quando lo stato del Subject cambia.</text:p>
        </text:list-item>
        <text:list-item>
          <text:p text:style-name="P65"><text:span text:style-name="T22">ConcreteSubject :</text:span> implementa l'interfaccia Subject. Contiene le informazioni di interesse per i ConcreteObserver, e manda una notifica ai ConcreteObserver quando lo stato cambia</text:p>
        </text:list-item>
        <text:list-item>
          <text:p text:style-name="P65"><text:span text:style-name="T22">ConcreteObserver:</text:span> mantiene un riferimento ai ConcreteSubject; implementa l'interfaccia Observer, per aggiornarsi quando lo stato dei ConcreteSubject cambia.</text:p>
        </text:list-item>
      </text:list>
      <text:p text:style-name="P23"/>
      <text:p text:style-name="P30">I casi in cui viene impiegato il pattern Observer-Observable sono:</text:p>
      <text:p text:style-name="P24"/>
      <text:p text:style-name="P33">Caso 1: </text:p>
      <text:p text:style-name="P28">Nel Server,<text:span text:style-name="T13"> </text:span><text:span text:style-name="T25">AsyncUserListener</text:span></text:p>
      <text:list xml:id="list324557417495963765" text:style-name="L7">
        <text:list-item>
          <text:p text:style-name="P78">Subject : </text:p>
          <text:list>
            <text:list-item>
              <text:p text:style-name="P80"><text:span text:style-name="T1">interfaccia </text:span><text:span text:style-name="T9">MessagingChannelInterface,</text:span><text:span text:style-name="T11"> </text:span><text:span text:style-name="T14">con i metodi </text:span><text:span text:style-name="T18">public</text:span><text:span text:style-name="T9"> </text:span><text:span text:style-name="T20">void</text:span><text:span text:style-name="T9"> addObserver(Observer </text:span><text:span text:style-name="T23">o</text:span><text:span text:style-name="T9">) </text:span><text:span text:style-name="T14"><text:s/>e </text:span><text:span text:style-name="T18">public</text:span><text:span text:style-name="T9"> </text:span><text:span text:style-name="T20">void</text:span><text:span text:style-name="T9"> killConnection();</text:span></text:p>
            </text:list-item>
            <text:list-item>
              <text:p text:style-name="P58">interfaccia predefinita Observable</text:p>
            </text:list-item>
          </text:list>
        </text:list-item>
        <text:list-item>
          <text:p text:style-name="P68"><text:span text:style-name="T17">Observer:</text:span><text:span text:style-name="T13"> interfaccia predefinita Observer</text:span></text:p>
        </text:list-item>
        <text:list-item>
          <text:p text:style-name="P59">ConcreteSubject: </text:p>
          <text:list>
            <text:list-item>
              <text:p text:style-name="P81"><text:span text:style-name="T20">public</text:span><text:span text:style-name="T9"> </text:span><text:span text:style-name="T20">class</text:span><text:span text:style-name="T9"> MessagingChannelStrings </text:span><text:span text:style-name="T20">extends</text:span><text:span text:style-name="T9"> Observable </text:span><text:span text:style-name="T20">implements</text:span><text:span text:style-name="T9"> MessagingChannelInterface</text:span></text:p>
            </text:list-item>
            <text:list-item>
              <text:p text:style-name="P81"><text:span text:style-name="T20">public</text:span><text:span text:style-name="T9"> </text:span><text:span text:style-name="T20">class</text:span><text:span text:style-name="T9"> SocketCommunication </text:span><text:span text:style-name="T20">extends</text:span><text:span text:style-name="T9"> MessagingChannelStrings </text:span></text:p>
            </text:list-item>
          </text:list>
        </text:list-item>
        <text:list-item>
          <text:p text:style-name="P69"><text:span text:style-name="T17">ConcreteObserver:</text:span><text:span text:style-name="T13"> </text:span><text:span text:style-name="T25">??</text:span></text:p>
          <text:p text:style-name="P68"><text:soft-page-break/></text:p>
        </text:list-item>
      </text:list>
      <text:p text:style-name="P24"/>
      <text:p text:style-name="P34">Caso 2: </text:p>
      <text:p text:style-name="P44"><text:span text:style-name="T1">Nel Server, quando il Controller chiama AnnouncerStrings per mandare un messaggio in broadcast ai Client connessi tramite Socket, AnnouncerStrings crea il messaggio appropriato a seconda del metodo chiamato, lo conserva nella sua variabile </text:span><text:span text:style-name="T9">String </text:span><text:span text:style-name="T27">message</text:span><text:span text:style-name="T1"> e esegue </text:span><text:span text:style-name="T10">notifyObservers();</text:span></text:p>
      <text:p text:style-name="P44"><text:span text:style-name="T14">Tutti gli oggetti di tipo Connection associati ai vari Client vengono notificati; <text:s/>eseguono quindi </text:span><text:span text:style-name="T24">announcerStrings</text:span><text:span text:style-name="T9">.getMessage()</text:span><text:span text:style-name="T16"> e inviano il messaggio ai Client sul Socket.</text:span></text:p>
      <text:p text:style-name="P29"/>
      <text:list xml:id="list7824788932268226289" text:style-name="L8">
        <text:list-item>
          <text:p text:style-name="P82"><text:span text:style-name="T3">Subject: </text:span><text:span text:style-name="T14">interfaccia predefinita Observable</text:span></text:p>
        </text:list-item>
      </text:list>
      <text:list xml:id="list1109966209072593365" text:style-name="L9">
        <text:list-item>
          <text:p text:style-name="P70"><text:span text:style-name="T22">Observer :</text:span><text:span text:style-name="T13">interfaccia predefinita Observer</text:span></text:p>
        </text:list-item>
        <text:list-item>
          <text:p text:style-name="P85"><text:span text:style-name="T3">ConcreteSubject : </text:span><text:span text:style-name="T19">public</text:span><text:span text:style-name="T9"> </text:span><text:span text:style-name="T20">class</text:span><text:span text:style-name="T9"> AnnouncerStrings </text:span><text:span text:style-name="T20">extends</text:span><text:span text:style-name="T9"> Observable </text:span></text:p>
        </text:list-item>
        <text:list-item>
          <text:p text:style-name="P85"><text:span text:style-name="T3">ConcreteObserver :</text:span><text:span text:style-name="T1"> </text:span><text:span text:style-name="T20">public</text:span><text:span text:style-name="T9"> </text:span><text:span text:style-name="T20">class</text:span><text:span text:style-name="T9"> Connection </text:span><text:span text:style-name="T20">implements</text:span><text:span text:style-name="T9"> Observer</text:span></text:p>
        </text:list-item>
      </text:list>
      <text:p text:style-name="P24"/>
      <text:p text:style-name="P35">Caso 3: </text:p>
      <text:p text:style-name="P26">Nel Client, la classe Updater, all'interno del Controller, osserva la classe ClientSocketChannel nella Connection, che riceve i messaggi (le stringhe) inviate dal Server.</text:p>
      <text:p text:style-name="P26">Quando un messaggio arriva, l'Updater viene notificato, e invoca il metodo processMessage(message); questo metodo provocherà dei cambiamenti nella View e/o nel Model, a seconda del messaggio</text:p>
      <text:p text:style-name="P25"/>
      <text:list xml:id="list170935802000198" text:continue-list="list7824788932268226289" text:style-name="L8">
        <text:list-item>
          <text:p text:style-name="P83"><text:span text:style-name="T3">Subject: </text:span><text:span text:style-name="T14">interfaccia predefinita Observable</text:span></text:p>
        </text:list-item>
      </text:list>
      <text:list xml:id="list170936026669737" text:continue-list="list3183661386466759281" text:style-name="L6">
        <text:list-item>
          <text:p text:style-name="P66"><text:span text:style-name="T22">Observer :</text:span><text:span text:style-name="T13">interfaccia predefinita Observer</text:span></text:p>
        </text:list-item>
        <text:list-item>
          <text:p text:style-name="P64"><text:span text:style-name="T3">ConcreteSubject : </text:span><text:span text:style-name="T18">public</text:span><text:span text:style-name="T9"> </text:span><text:span text:style-name="T20">class</text:span><text:span text:style-name="T9"> ClientSocketChannel </text:span><text:span text:style-name="T20">extends</text:span><text:span text:style-name="T9"> Observable</text:span></text:p>
        </text:list-item>
        <text:list-item>
          <text:p text:style-name="P64"><text:span text:style-name="T3">ConcreteObserver :</text:span><text:span text:style-name="T1"> </text:span><text:span text:style-name="T18">public</text:span><text:span text:style-name="T9"> </text:span><text:span text:style-name="T20">abstract</text:span><text:span text:style-name="T9"> </text:span><text:span text:style-name="T20">class</text:span><text:span text:style-name="T9"> Updater </text:span><text:span text:style-name="T20">implements</text:span><text:span text:style-name="T9"> Observer</text:span></text:p>
          <text:p text:style-name="P67"/>
        </text:list-item>
      </text:list>
      <text:p text:style-name="P36">Caso 4:</text:p>
      <text:p text:style-name="P31">Nel Client, la classe SmartSwingView, all'interno del package view.gui, osserva la classe ModelForGUI nel package model. </text:p>
      <text:p text:style-name="P32">Il Controller (più precisamente, la classe Updater) effettua una serie di modifiche in ModelForGUI, <text:s/>dopodichè invoca il metodo :</text:p>
      <text:p text:style-name="P43"><text:span text:style-name="T1"><text:s/></text:span><text:span text:style-name="T20">public</text:span><text:span text:style-name="T9"> </text:span><text:span text:style-name="T20">void</text:span><text:span text:style-name="T9"> finishedUpdating() {...notifyObservers();}, </text:span><text:span text:style-name="T16">e in risposta la SwingView aggiorna i suoi pannelli estraendo i dati del ModelForGUI.</text:span></text:p>
      <text:p text:style-name="P27"><text:s/></text:p>
      <text:list xml:id="list170935376123974" text:continue-list="list170935802000198" text:style-name="L8">
        <text:list-item>
          <text:p text:style-name="P84"><text:span text:style-name="T3">Subject:</text:span><text:span text:style-name="T1"> </text:span><text:span text:style-name="T14">interfaccia predefinita Observable</text:span></text:p>
        </text:list-item>
      </text:list>
      <text:list xml:id="list6016575200319369879" text:style-name="L10">
        <text:list-item>
          <text:p text:style-name="P71"><text:span text:style-name="T22">Observer : </text:span><text:span text:style-name="T13">interfaccia predefinita Observer</text:span></text:p>
        </text:list-item>
        <text:list-item>
          <text:p text:style-name="P86"><text:span text:style-name="T3">ConcreteSubject :</text:span><text:span text:style-name="T1"> </text:span><text:span text:style-name="T18">public</text:span><text:span text:style-name="T10"> </text:span><text:span text:style-name="T18">class</text:span><text:span text:style-name="T10"> ModelForGUI </text:span><text:span text:style-name="T18">extends</text:span><text:span text:style-name="T10"> Observable</text:span></text:p>
        </text:list-item>
        <text:list-item>
          <text:p text:style-name="P86"><text:span text:style-name="T3">ConcreteObserver: </text:span><text:span text:style-name="T20">public</text:span><text:span text:style-name="T9"> </text:span><text:span text:style-name="T20">class</text:span><text:span text:style-name="T9"> SmartSwingView </text:span><text:span text:style-name="T20">extends</text:span><text:span text:style-name="T9"> DumbSwingView </text:span><text:span text:style-name="T20">implements</text:span><text:span text:style-name="T9"> </text:span><text:span text:style-name="T26">Observer</text:span></text:p>
          <text:p text:style-name="P87"/>
        </text:list-item>
      </text:list>
      <text:p text:style-name="P27"/>
      <text:p text:style-name="P27"/>
      <text:p text:style-name="P6">4. Singleton</text:p>
      <text:p text:style-name="P9"/>
      <text:p text:style-name="P10">Assicura che una classe possa istanziare un solo oggetto, e provvede un unico punto di accesso.</text:p>
      <text:p text:style-name="P10"/>
      <text:p text:style-name="P10">Partecipanti: </text:p>
      <text:list xml:id="list755333668841316945" text:style-name="L11">
        <text:list-item>
          <text:p text:style-name="P72"><text:span text:style-name="T22">Singleton:</text:span> definisce un'operazione che permette di creare un'unica istanza di un oggetto, e di accedervi.</text:p>
        </text:list-item>
      </text:list>
      <text:p text:style-name="P10"><text:soft-page-break/></text:p>
      <text:p text:style-name="P12">Elenco di Singleton:</text:p>
      <text:list xml:id="list4313676525810793651" text:style-name="L12">
        <text:list-item>
          <text:p text:style-name="P73">Nel Server, la classe che costruisce il Server per gestire le connessioni con i Client attraverso Socket.</text:p>
        </text:list-item>
      </text:list>
      <text:p text:style-name="P45"><text:span text:style-name="T18"><text:tab/>public</text:span><text:span text:style-name="T10"> </text:span><text:span text:style-name="T18">class</text:span><text:span text:style-name="T10"> ServerSocketCore , </text:span><text:span text:style-name="T15">con i metodi </text:span></text:p>
      <text:p text:style-name="P45"><text:span text:style-name="T10"><text:tab/></text:span><text:span text:style-name="T20">public</text:span><text:span text:style-name="T9"> </text:span><text:span text:style-name="T20">static</text:span><text:span text:style-name="T9"> ServerSocketCore createServerInstance(GlobalSettings </text:span><text:span text:style-name="T23">locals</text:span><text:span text:style-name="T9">)</text:span></text:p>
      <text:p text:style-name="P45"><text:span text:style-name="T9"><text:tab/>e </text:span><text:span text:style-name="T20">public</text:span><text:span text:style-name="T9"> </text:span><text:span text:style-name="T20">static</text:span><text:span text:style-name="T9"> ServerSocketCore getServerInstance()</text:span></text:p>
      <text:p text:style-name="P41"/>
      <text:p text:style-name="P40"/>
      <text:list xml:id="list3742402568263842414" text:style-name="L13">
        <text:list-item>
          <text:p text:style-name="P74">Nel Server, allo stesso modo, il Server per gestire le connessioni con i Client attraverso RMI.</text:p>
          <text:p text:style-name="P88"><text:span text:style-name="T18">public</text:span><text:span text:style-name="T9"> </text:span><text:span text:style-name="T20">class</text:span><text:span text:style-name="T9"> ServerRMICore</text:span><text:span text:style-name="T12">, </text:span><text:span text:style-name="T15">con il metodo</text:span></text:p>
          <text:p text:style-name="P88"><text:span text:style-name="T18">public</text:span><text:span text:style-name="T9"> </text:span><text:span text:style-name="T20">static</text:span><text:span text:style-name="T9"> ServerRMICore getServerInstance(GlobalSettings </text:span><text:span text:style-name="T23">locals</text:span><text:span text:style-name="T9">)</text:span></text:p>
        </text:list-item>
      </text:list>
      <text:p text:style-name="P42"/>
      <text:p text:style-name="P39">5. Proxy</text:p>
      <text:p text:style-name="P11"/>
      <text:p text:style-name="P11"/>
      <text:p text:style-name="P13">Un oggetto agisce da intermediario e/o sostituto per un altro oggetto. Le ragioni possono essere varie (evitare l'istanziazione di un oggetto pesante in termini di risorse, controllare l'accesso a un oggetto, gestire alcune richieste in un contesto locale invece di richiedere di gestirle in remoto, etc.)</text:p>
      <text:p text:style-name="P13"/>
      <text:p text:style-name="P14">In particolare, un <text:span text:style-name="T22">remote proxy</text:span> fornisce un rappresentante locale per un oggetto remoto.</text:p>
      <text:p text:style-name="P14"/>
      <text:p text:style-name="P15">Partecipanti:</text:p>
      <text:list xml:id="list5486228474160775252" text:style-name="L14">
        <text:list-item>
          <text:p text:style-name="P75"><text:span text:style-name="T22">Subject:</text:span> l'interfaccia comune al Proxy e al Real Subject</text:p>
        </text:list-item>
        <text:list-item>
          <text:p text:style-name="P75"><text:span text:style-name="T22">Proxy:</text:span> implementa l'interfaccia Subject (può quindi essere usato al posto del Real Subject); mantiene un riferimento al Real Subject (può inviargli richieste se occorre).</text:p>
        </text:list-item>
        <text:list-item>
          <text:p text:style-name="P75"><text:span text:style-name="T22">Real Subject</text:span>: l'oggetto rappresentato dal Proxy</text:p>
        </text:list-item>
      </text:list>
      <text:p text:style-name="P16"/>
      <text:p text:style-name="P16">Utilizzo:</text:p>
      <text:p text:style-name="P17">Nella comunicazione Client-Server di tipo RMI, <text:s/>è un oggetto locale sul client che è in grado di inviare al Server delle richieste, e inoltre invia al Server un riferimento a se stesso, provvedendo così all'autenticazione.</text:p>
      <text:p text:style-name="P18">Qui è presente una sottile variazione sul tema rispetto al proxy standard, dato che la funzionalità di autenticazione è fornita attraverso metodi overloaded, in modo da semplificare il compito del chiamante.</text:p>
      <text:list xml:id="list170936521957149" text:continue-numbering="true" text:style-name="L14">
        <text:list-item>
          <text:p text:style-name="P89"><text:span text:style-name="T4">Subject:</text:span><text:span text:style-name="T2"> </text:span><text:span text:style-name="T20">public</text:span><text:span text:style-name="T9"> </text:span><text:span text:style-name="T20">interface</text:span><text:span text:style-name="T9"> ServerRemoteInterface. </text:span><text:span text:style-name="T16">Definisce tutti i metodi che il client può invocare sul Server da remoto.</text:span></text:p>
        </text:list-item>
        <text:list-item>
          <text:p text:style-name="P89"><text:span text:style-name="T4">Proxy:</text:span><text:span text:style-name="T2"> </text:span><text:span text:style-name="T20">public</text:span><text:span text:style-name="T9"> </text:span><text:span text:style-name="T20">class</text:span><text:span text:style-name="T9"> ProxyToServer </text:span><text:span text:style-name="T20">implements</text:span><text:span text:style-name="T9"> </text:span><text:span text:style-name="T26">ServerRemoteInterface</text:span></text:p>
        </text:list-item>
        <text:list-item>
          <text:p text:style-name="P89"><text:span text:style-name="T4">Real Subject</text:span><text:span text:style-name="T2">: </text:span><text:span text:style-name="T20">public</text:span><text:span text:style-name="T9"> </text:span><text:span text:style-name="T20">class</text:span><text:span text:style-name="T9"> ServerRMICore </text:span><text:span text:style-name="T20">implements</text:span><text:span text:style-name="T9"> ServerRemoteInterface</text:span></text:p>
        </text:list-item>
      </text:list>
      <text:p text:style-name="P16"/>
      <text:p text:style-name="P16"/>
      <text:p text:style-name="P60">6. State</text:p>
      <text:p text:style-name="P76"/>
      <text:p text:style-name="P76">Permette a un oggetto di cambiare il proprio comportamento quando il proprio stato interno cambia, usando diverse classi.</text:p>
      <text:p text:style-name="P76"/>
      <text:p text:style-name="P76">Partecipanti:</text:p>
      <text:p text:style-name="P76"><text:span text:style-name="T22">Context:</text:span> questo oggetto mantiene un riferimento a un oggetto ConcreteState, che definisce lo stato <text:soft-page-break/>corrente.</text:p>
      <text:p text:style-name="P76"><text:span text:style-name="T22">State : </text:span>interfaccia / superclasse per i differenti ConcreteState</text:p>
      <text:p text:style-name="P76"><text:span text:style-name="T22">ConcreteState:</text:span> sottoclassi di State; ciascuna definisce un diverso comportamento.</text:p>
      <text:p text:style-name="P76"/>
      <text:p text:style-name="P76">Impiego:</text:p>
      <text:p text:style-name="P76"/>
      <text:p text:style-name="P76">Nel Server, esistono gli strumenti per generare una mappa manualmente, inserendo le celle e i loro tipi in linea di comando (package server.model.gamemap.qdgenerator).</text:p>
      <text:p text:style-name="P76"/>
      <text:p text:style-name="P76">Ruoli:</text:p>
      <text:p text:style-name="P76"/>
      <text:list xml:id="list2205676049748743712" text:style-name="L15">
        <text:list-item>
          <text:p text:style-name="P90"><text:span text:style-name="T4">Context: </text:span><text:span text:style-name="T20">public</text:span><text:span text:style-name="T9"> </text:span><text:span text:style-name="T20">class</text:span><text:span text:style-name="T9"> CommandLine,</text:span></text:p>
        </text:list-item>
      </text:list>
      <text:p text:style-name="P93"><text:span text:style-name="T2"><text:tab/>che all'interno del metodo </text:span><text:span text:style-name="T9">addCellsData()</text:span></text:p>
      <text:p text:style-name="P93"><text:span text:style-name="T2"><text:tab/>ha il riferimento </text:span><text:span text:style-name="T9">CellAcquirer </text:span><text:span text:style-name="T23">current</text:span><text:span text:style-name="T9"> = </text:span><text:span text:style-name="T20">new</text:span><text:span text:style-name="T9"> SafeCellAcquirer();</text:span></text:p>
      <text:p text:style-name="P76"><text:s text:c="2"/></text:p>
      <text:list xml:id="list6644388046074979046" text:style-name="L18">
        <text:list-item>
          <text:p text:style-name="P91"><text:span text:style-name="T4">State :</text:span><text:span text:style-name="T2"> </text:span><text:span text:style-name="T20">public</text:span><text:span text:style-name="T9"> </text:span><text:span text:style-name="T20">abstract</text:span><text:span text:style-name="T9"> </text:span><text:span text:style-name="T20">class</text:span><text:span text:style-name="T9"> CellAcquirer</text:span></text:p>
        </text:list-item>
      </text:list>
      <text:p text:style-name="P63"/>
      <text:list xml:id="list3828235495156354386" text:style-name="L19">
        <text:list-item>
          <text:p text:style-name="P79">ConcreteState: </text:p>
          <text:list>
            <text:list-item>
              <text:p text:style-name="P92"><text:span text:style-name="T18">public</text:span><text:span text:style-name="T9"> </text:span><text:span text:style-name="T20">class</text:span><text:span text:style-name="T9"> HumanStartingCellAcquirer </text:span><text:span text:style-name="T20">extends</text:span><text:span text:style-name="T9"> CellAcquirer</text:span></text:p>
            </text:list-item>
            <text:list-item>
              <text:p text:style-name="P92"><text:span text:style-name="T18">public</text:span><text:span text:style-name="T9"> </text:span><text:span text:style-name="T20">class</text:span><text:span text:style-name="T9"> AlienStartingCellAcquirer </text:span><text:span text:style-name="T20">extends</text:span><text:span text:style-name="T9"> CellAcquirer</text:span></text:p>
            </text:list-item>
            <text:list-item>
              <text:p text:style-name="P92"><text:span text:style-name="T18">public</text:span><text:span text:style-name="T9"> </text:span><text:span text:style-name="T20">class</text:span><text:span text:style-name="T9"> EscapeCellAcquirer </text:span><text:span text:style-name="T20">extends</text:span><text:span text:style-name="T9"> CellAcquirer</text:span></text:p>
            </text:list-item>
            <text:list-item>
              <text:p text:style-name="P92"><text:span text:style-name="T18">public</text:span><text:span text:style-name="T9"> </text:span><text:span text:style-name="T20">class</text:span><text:span text:style-name="T9"> SafeCellAcquirer </text:span><text:span text:style-name="T20">extends</text:span><text:span text:style-name="T9"> CellAcquirer</text:span></text:p>
            </text:list-item>
            <text:list-item>
              <text:p text:style-name="P92"><text:span text:style-name="T18">public</text:span><text:span text:style-name="T9"> </text:span><text:span text:style-name="T20">class</text:span><text:span text:style-name="T9"> DangerousCellAcquirer </text:span><text:span text:style-name="T20">extends</text:span><text:span text:style-name="T9"> CellAcquirer</text:span></text:p>
            </text:list-item>
          </text:list>
        </text:list-item>
      </text:list>
      <text:p text:style-name="P76"/>
      <text:p text:style-name="P60"><text:span text:style-name="T28">7</text:span>. <text:span text:style-name="T28">Iterator – iterable</text:span></text:p>
      <text:p text:style-name="P60"><text:span text:style-name="T2"/></text:p>
      <text:p text:style-name="P61"><text:span text:style-name="T5">Metodo iterator: ritorna un oggetto, detto anch'esso iterator, che permette di attraversare gli elementi di una collezzione.</text:span></text:p>
      <text:p text:style-name="P61"><text:span text:style-name="T5"/></text:p>
      <text:p text:style-name="P61"><text:span text:style-name="T5">Partecipanti:</text:span></text:p>
      <text:p text:style-name="P61"><text:span text:style-name="T7">Iterable</text:span><text:span text:style-name="T5">: interfaccia che definisce il metodo iterator(), che ritorna un oggetto iterator</text:span></text:p>
      <text:p text:style-name="P61"><text:span text:style-name="T7">Iterator</text:span><text:span text:style-name="T5">: interfaccia che definisce i metodi next() e hasNext()</text:span></text:p>
      <text:p text:style-name="P61"><text:span text:style-name="T5"/></text:p>
      <text:p text:style-name="P61"><text:span text:style-name="T5">Impiego:</text:span></text:p>
      <text:p text:style-name="P61"><text:span text:style-name="T5"/></text:p>
      <text:p text:style-name="P61"><text:span text:style-name="T5">La classe mapLoader permette di caricare la mappa di gioco da un file. Tale loader però deve essere il più possibile indipendente da come poi la mappa sarà effettivamente immagazzinata negli oggetti che la utilizzano (server model / schermata </text:span><text:span text:style-name="T6">di</text:span><text:span text:style-name="T5"> </text:span><text:span text:style-name="T6">swing</text:span><text:span text:style-name="T5">). Per fare questo, mapLoader è Iterable, e fornisce un iterator sulle celle esagonali caricate da file.</text:span></text:p>
      <text:p text:style-name="P61"><text:span text:style-name="T5"/></text:p>
      <text:p text:style-name="P61"><text:span text:style-name="T5">Ruoli:</text:span></text:p>
      <text:p text:style-name="P61"><text:span text:style-name="T5"/></text:p>
      <text:list xml:id="list1612362657833106810" text:style-name="L22">
        <text:list-item>
          <text:p text:style-name="P62"><text:span text:style-name="T7">Iterator:</text:span><text:span text:style-name="T5"> </text:span><text:span text:style-name="T21">public class</text:span><text:span text:style-name="T29"> MapLoader </text:span><text:span text:style-name="T21">implements</text:span><text:span text:style-name="T29"> Iterable&lt;Cell&gt;</text:span></text:p>
          <text:p text:style-name="P62"><text:span text:style-name="T5">contiene il metodo </text:span><text:span text:style-name="T21">public</text:span><text:span text:style-name="T29"> MapIterator iterator()</text:span></text:p>
        </text:list-item>
      </text:list>
      <text:p text:style-name="P61"><text:span text:style-name="T5"/></text:p>
      <text:list xml:id="list170935787831077" text:continue-numbering="true" text:style-name="L22">
        <text:list-item>
          <text:p text:style-name="P62"><text:span text:style-name="T7">Iterable:</text:span><text:span text:style-name="T5"> </text:span><text:span text:style-name="T21">public class</text:span><text:span text:style-name="T29"> MapIterator </text:span><text:span text:style-name="T21">implements</text:span><text:span text:style-name="T29"> Iterator&lt;Cell&gt;</text:span></text:p>
        </text:list-item>
      </text:list>
      <text:p text:style-name="P77"><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21:49:23</meta:creation-date>
    <dc:date>2015-06-24T17:09:35.166575552</dc:date>
    <meta:editing-duration>PT4H55M45S</meta:editing-duration>
    <meta:editing-cycles>100</meta:editing-cycles>
    <meta:generator>LibreOffice/4.3.7.2$Linux_X86_64 LibreOffice_project/430m0$Build-2</meta:generator>
    <meta:document-statistic meta:table-count="0" meta:image-count="0" meta:object-count="0" meta:page-count="5" meta:paragraph-count="150" meta:word-count="1359" meta:character-count="9887" meta:non-whitespace-character-count="8720"/>
  </office:meta>
</office:document-meta>
</file>